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raits_smalllong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pecies</text:p>
          </table:table-cell>
          <table:table-cell office:value-type="string">
            <text:p>body size</text:p>
          </table:table-cell>
          <table:table-cell office:value-type="string">
            <text:p>metabolic rate</text:p>
          </table:table-cell>
        </table:table-row>
        <table:table-row table:style-name="ro1">
          <table:table-cell office:value-type="string">
            <text:p>capybara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oss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vampire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</table:table>
      <table:table table:name="environment_smalllong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ites</text:p>
          </table:table-cell>
          <table:table-cell office:value-type="string">
            <text:p>temperature</text:p>
          </table:table-cell>
          <table:table-cell office:value-type="string">
            <text:p>precipitation</text:p>
          </table:table-cell>
        </table:table-row>
        <table:table-row table:style-name="ro2">
          <table:table-cell office:value-type="string">
            <text:p>midlatitud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</table:table-row>
      </table:table>
      <table:table table:name="community_smalllong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ites</text:p>
          </table:table-cell>
          <table:table-cell office:value-type="string">
            <text:p>species</text:p>
          </table:table-cell>
          <table:table-cell office:value-type="string">
            <text:p>abundance</text:p>
          </table:table-cell>
        </table:table-row>
        <table:table-row table:style-name="ro2">
          <table:table-cell office:value-type="string">
            <text:p>midlatitude</text:p>
          </table:table-cell>
          <table:table-cell office:value-type="string">
            <text:p>capybar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string">
            <text:p>capybar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string">
            <text:p>capybara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dlatitude</text:p>
          </table:table-cell>
          <table:table-cell office:value-type="string">
            <text:p>mos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string">
            <text:p>mos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string">
            <text:p>vampire</text:p>
          </table:table-cell>
          <table:table-cell office:value-type="float" office:value="1">
            <text:p>1</text:p>
          </table:table-cell>
        </table:table-row>
      </table:table>
      <table:table table:name="environment_complex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ites</text:p>
          </table:table-cell>
          <table:table-cell office:value-type="string">
            <text:p>years</text:p>
          </table:table-cell>
          <table:table-cell office:value-type="string">
            <text:p>temperature</text:p>
          </table:table-cell>
          <table:table-cell office:value-type="string">
            <text:p>precipitation</text:p>
          </table:table-cell>
        </table:table-row>
        <table:table-row table:style-name="ro1">
          <table:table-cell office:value-type="string">
            <text:p>arctic</text:p>
          </table:table-cell>
          <table:table-cell office:value-type="float" office:value="2008">
            <text:p>2008</text:p>
          </table:table-cell>
          <table:table-cell office:value-type="float" office:value="-30">
            <text:p>-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barctic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dlatitude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float" office:value="2008">
            <text:p>2008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float" office:value="2008">
            <text:p>200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equatorial</text:p>
          </table:table-cell>
          <table:table-cell office:value-type="float" office:value="2008">
            <text:p>2008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arctic</text:p>
          </table:table-cell>
          <table:table-cell office:value-type="float" office:value="2009">
            <text:p>2009</text:p>
          </table:table-cell>
          <table:table-cell office:value-type="float" office:value="-37">
            <text:p>-3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ubarctic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float" office:value="2009">
            <text:p>2009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float" office:value="2009">
            <text:p>2009</text:p>
          </table:table-cell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equatorial</text:p>
          </table:table-cell>
          <table:table-cell office:value-type="float" office:value="2009">
            <text:p>2009</text:p>
          </table:table-cell>
          <table:table-cell office:value-type="float" office:value="50">
            <text:p>50</text:p>
          </table:table-cell>
          <table:table-cell office:value-type="float" office:value="199">
            <text:p>199</text:p>
          </table:table-cell>
        </table:table-row>
      </table:table>
      <table:table table:name="traits_complex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species</text:p>
          </table:table-cell>
          <table:table-cell office:value-type="string">
            <text:p>body size</text:p>
          </table:table-cell>
          <table:table-cell office:value-type="string">
            <text:p>metabolic rate</text:p>
          </table:table-cell>
          <table:table-cell office:value-type="string">
            <text:p>homeotherm</text:p>
          </table:table-cell>
        </table:table-row>
        <table:table-row table:style-name="ro1">
          <table:table-cell office:value-type="string">
            <text:p>capybara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oss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vampire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</table:table-row>
      </table:table>
      <table:table table:name="community_complex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ites</text:p>
          </table:table-cell>
          <table:table-cell office:value-type="string">
            <text:p>years</text:p>
          </table:table-cell>
          <table:table-cell office:value-type="string">
            <text:p>species</text:p>
          </table:table-cell>
          <table:table-cell office:value-type="string">
            <text:p>abundance</text:p>
          </table:table-cell>
        </table:table-row>
        <table:table-row table:style-name="ro2">
          <table:table-cell office:value-type="string">
            <text:p>midlatitude</text:p>
          </table:table-cell>
          <table:table-cell office:value-type="float" office:value="2009">
            <text:p>2009</text:p>
          </table:table-cell>
          <table:table-cell office:value-type="string">
            <text:p>capybar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float" office:value="2008">
            <text:p>2008</text:p>
          </table:table-cell>
          <table:table-cell office:value-type="string">
            <text:p>capybar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float" office:value="2009">
            <text:p>2009</text:p>
          </table:table-cell>
          <table:table-cell office:value-type="string">
            <text:p>capybara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quatorial</text:p>
          </table:table-cell>
          <table:table-cell office:value-type="float" office:value="2008">
            <text:p>2008</text:p>
          </table:table-cell>
          <table:table-cell office:value-type="string">
            <text:p>capyba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rctic</text:p>
          </table:table-cell>
          <table:table-cell office:value-type="float" office:value="2009">
            <text:p>2009</text:p>
          </table:table-cell>
          <table:table-cell office:value-type="string">
            <text:p>mos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idlatitude</text:p>
          </table:table-cell>
          <table:table-cell office:value-type="float" office:value="2008">
            <text:p>2008</text:p>
          </table:table-cell>
          <table:table-cell office:value-type="string">
            <text:p>mos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float" office:value="2009">
            <text:p>2009</text:p>
          </table:table-cell>
          <table:table-cell office:value-type="string">
            <text:p>mos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quatorial</text:p>
          </table:table-cell>
          <table:table-cell office:value-type="float" office:value="2008">
            <text:p>2008</text:p>
          </table:table-cell>
          <table:table-cell office:value-type="string">
            <text:p>mos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float" office:value="1537">
            <text:p>1537</text:p>
          </table:table-cell>
          <table:table-cell office:value-type="string">
            <text:p>vampire</text:p>
          </table:table-cell>
          <table:table-cell office:value-type="float" office:value="1">
            <text:p>1</text:p>
          </table:table-cell>
        </table:table-row>
      </table:table>
      <table:table table:name="traits_long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pecies</text:p>
          </table:table-cell>
          <table:table-cell office:value-type="string">
            <text:p>body size</text:p>
          </table:table-cell>
          <table:table-cell office:value-type="string">
            <text:p>metabolic rate</text:p>
          </table:table-cell>
        </table:table-row>
        <table:table-row table:style-name="ro1">
          <table:table-cell office:value-type="string">
            <text:p>capybara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oss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vampire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</table:table>
      <table:table table:name="environment_long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ites</text:p>
          </table:table-cell>
          <table:table-cell office:value-type="string">
            <text:p>temperature</text:p>
          </table:table-cell>
          <table:table-cell office:value-type="string">
            <text:p>precipitation</text:p>
          </table:table-cell>
        </table:table-row>
        <table:table-row table:style-name="ro1">
          <table:table-cell office:value-type="string">
            <text:p>arctic</text:p>
          </table:table-cell>
          <table:table-cell office:value-type="float" office:value="-30">
            <text:p>-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barctic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midlatitud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equatorial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</table:table-row>
      </table:table>
      <table:table table:name="community_long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ites</text:p>
          </table:table-cell>
          <table:table-cell office:value-type="string">
            <text:p>species</text:p>
          </table:table-cell>
          <table:table-cell office:value-type="string">
            <text:p>abundance</text:p>
          </table:table-cell>
        </table:table-row>
        <table:table-row table:style-name="ro2">
          <table:table-cell office:value-type="string">
            <text:p>midlatitude</text:p>
          </table:table-cell>
          <table:table-cell office:value-type="string">
            <text:p>capybar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string">
            <text:p>capybar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string">
            <text:p>capybara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quatorial</text:p>
          </table:table-cell>
          <table:table-cell office:value-type="string">
            <text:p>capyba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rctic</text:p>
          </table:table-cell>
          <table:table-cell office:value-type="string">
            <text:p>mos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idlatitude</text:p>
          </table:table-cell>
          <table:table-cell office:value-type="string">
            <text:p>mos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string">
            <text:p>mos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quatorial</text:p>
          </table:table-cell>
          <table:table-cell office:value-type="string">
            <text:p>mos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string">
            <text:p>vampire</text:p>
          </table:table-cell>
          <table:table-cell office:value-type="float" office:value="1">
            <text:p>1</text:p>
          </table:table-cell>
        </table:table-row>
      </table:table>
      <table:table table:name="community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capybara</text:p>
          </table:table-cell>
          <table:table-cell office:value-type="string">
            <text:p>moss</text:p>
          </table:table-cell>
          <table:table-cell office:value-type="string">
            <text:p>vampire</text:p>
          </table:table-cell>
        </table:table-row>
        <table:table-row table:style-name="ro1">
          <table:table-cell office:value-type="string">
            <text:p>arctic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ubarcti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idlatitud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quatoria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</table:table>
      <table:table table:name="environment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temperature</text:p>
          </table:table-cell>
          <table:table-cell office:value-type="string">
            <text:p>precipitation</text:p>
          </table:table-cell>
        </table:table-row>
        <table:table-row table:style-name="ro1">
          <table:table-cell office:value-type="string">
            <text:p>arctic</text:p>
          </table:table-cell>
          <table:table-cell office:value-type="float" office:value="-30">
            <text:p>-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barctic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midlatitud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btropical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opical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equatorial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</table:table-row>
      </table:table>
      <table:table table:name="traits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body size</text:p>
          </table:table-cell>
          <table:table-cell office:value-type="string">
            <text:p>metabolic rate</text:p>
          </table:table-cell>
        </table:table-row>
        <table:table-row table:style-name="ro1">
          <table:table-cell office:value-type="string">
            <text:p>capybara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oss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vampire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23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30T08:49:24</meta:creation-date>
    <dc:date>2011-08-30T23:16:39</dc:date>
    <meta:editing-duration>PT01H45M44S</meta:editing-duration>
    <meta:editing-cycles>13</meta:editing-cycles>
    <meta:generator>OpenOffice.org/3.2$Unix OpenOffice.org_project/320m18$Build-9502</meta:generator>
    <meta:document-statistic meta:table-count="12" meta:cell-count="270" meta:object-count="0"/>
  </office:meta>
</office:document-meta>
</file>